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BS" table:style-name="ta1">
        <table:shapes>
          <draw:frame draw:z-index="0" draw:style-name="gr1" draw:text-style-name="P1" svg:width="159.99mm" svg:height="89.99mm" svg:x="115.55mm" svg:y="10.03mm">
            <draw:object draw:notify-on-update-of-ranges="IBS.A2:IBS.A10 IBS.B1:IBS.B1 IBS.B2:IBS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93" calcext:value-type="float">
            <text:p>1,09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454" calcext:value-type="float">
            <text:p>0,45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413" calcext:value-type="float">
            <text:p>0,4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757" calcext:value-type="float">
            <text:p>0,75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.145" calcext:value-type="float">
            <text:p>1,1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7" calcext:value-type="float">
            <text:p>0,97</text:p>
          </table:table-cell>
        </table:table-row>
      </table:table>
      <table:table table:name="RBS" table:style-name="ta1">
        <table:shapes>
          <draw:frame draw:z-index="0" draw:style-name="gr1" draw:text-style-name="P1" svg:width="159.99mm" svg:height="89.99mm" svg:x="99.85mm" svg:y="6.58mm">
            <draw:object draw:notify-on-update-of-ranges="RBS.A2:RBS.A10 RBS.B1:RBS.B1 RBS.B2:RBS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621" calcext:value-type="float">
            <text:p>0,6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78" calcext:value-type="float">
            <text:p>0,57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536" calcext:value-type="float">
            <text:p>0,53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62" calcext:value-type="float">
            <text:p>0,96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.104" calcext:value-type="float">
            <text:p>1,10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.328" calcext:value-type="float">
            <text:p>1,3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674" calcext:value-type="float">
            <text:p>1,674</text:p>
          </table:table-cell>
        </table:table-row>
      </table:table>
      <table:table table:name="ILS" table:style-name="ta1">
        <table:shapes>
          <draw:frame draw:z-index="0" draw:style-name="gr1" draw:text-style-name="P1" svg:width="159.99mm" svg:height="104.99mm" svg:x="138.67mm" svg:y="4.18mm">
            <draw:object draw:notify-on-update-of-ranges="ILS.A1:ILS.A1 ILS.A2:ILS.A10 ILS.B1:ILS.B1 ILS.B2:ILS.B10 ILS.A1:ILS.A1 ILS.A2:ILS.A10 ILS.C1:ILS.C1 ILS.C2:ILS.C10 ILS.A1:ILS.A1 ILS.A2:ILS.A10 ILS.D1:ILS.D1 ILS.D2:ILS.D10 ILS.A1:ILS.A1 ILS.A2:ILS.A10 ILS.E1:ILS.E1 ILS.E2:ILS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BS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RLS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5.884" calcext:value-type="float">
            <text:p>95,884</text:p>
          </table:table-cell>
          <table:table-cell office:value-type="float" office:value="1.093" calcext:value-type="float">
            <text:p>1,093</text:p>
          </table:table-cell>
          <table:table-cell office:value-type="float" office:value="0.387" calcext:value-type="float">
            <text:p>0,387</text:p>
          </table:table-cell>
          <table:table-cell office:value-type="float" office:value="599.656" calcext:value-type="float">
            <text:p>599,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9.797" calcext:value-type="float">
            <text:p>119,797</text:p>
          </table:table-cell>
          <table:table-cell office:value-type="float" office:value="0.33" calcext:value-type="float">
            <text:p>0,33</text:p>
          </table:table-cell>
          <table:table-cell office:value-type="float" office:value="0.621" calcext:value-type="float">
            <text:p>0,621</text:p>
          </table:table-cell>
          <table:table-cell office:value-type="float" office:value="3008.02" calcext:value-type="float">
            <text:p>3008,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3.207" calcext:value-type="float">
            <text:p>343,207</text:p>
          </table:table-cell>
          <table:table-cell office:value-type="float" office:value="0.454" calcext:value-type="float">
            <text:p>0,454</text:p>
          </table:table-cell>
          <table:table-cell office:value-type="float" office:value="0.578" calcext:value-type="float">
            <text:p>0,578</text:p>
          </table:table-cell>
          <table:table-cell office:value-type="float" office:value="7251.66" calcext:value-type="float">
            <text:p>7251,6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58.862" calcext:value-type="float">
            <text:p>358,862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6" calcext:value-type="float">
            <text:p>0,576</text:p>
          </table:table-cell>
          <table:table-cell office:value-type="float" office:value="7456.96" calcext:value-type="float">
            <text:p>7456,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82.555" calcext:value-type="float">
            <text:p>482,555</text:p>
          </table:table-cell>
          <table:table-cell office:value-type="float" office:value="0.413" calcext:value-type="float">
            <text:p>0,413</text:p>
          </table:table-cell>
          <table:table-cell office:value-type="float" office:value="0.536" calcext:value-type="float">
            <text:p>0,536</text:p>
          </table:table-cell>
          <table:table-cell office:value-type="float" office:value="5315.07" calcext:value-type="float">
            <text:p>5315,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960.769" calcext:value-type="float">
            <text:p>960,769</text:p>
          </table:table-cell>
          <table:table-cell office:value-type="float" office:value="0.757" calcext:value-type="float">
            <text:p>0,757</text:p>
          </table:table-cell>
          <table:table-cell office:value-type="float" office:value="0.962" calcext:value-type="float">
            <text:p>0,962</text:p>
          </table:table-cell>
          <table:table-cell office:value-type="float" office:value="6721.41" calcext:value-type="float">
            <text:p>6721,4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450.37" calcext:value-type="float">
            <text:p>1450,37</text:p>
          </table:table-cell>
          <table:table-cell office:value-type="float" office:value="1.004" calcext:value-type="float">
            <text:p>1,004</text:p>
          </table:table-cell>
          <table:table-cell office:value-type="float" office:value="1.104" calcext:value-type="float">
            <text:p>1,104</text:p>
          </table:table-cell>
          <table:table-cell office:value-type="float" office:value="6905.18" calcext:value-type="float">
            <text:p>6905,1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941.59" calcext:value-type="float">
            <text:p>1941,59</text:p>
          </table:table-cell>
          <table:table-cell office:value-type="float" office:value="1.145" calcext:value-type="float">
            <text:p>1,145</text:p>
          </table:table-cell>
          <table:table-cell office:value-type="float" office:value="1.328" calcext:value-type="float">
            <text:p>1,328</text:p>
          </table:table-cell>
          <table:table-cell office:value-type="float" office:value="10096.3" calcext:value-type="float">
            <text:p>10096,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902.03" calcext:value-type="float">
            <text:p>4902,03</text:p>
          </table:table-cell>
          <table:table-cell office:value-type="float" office:value="0.97" calcext:value-type="float">
            <text:p>0,97</text:p>
          </table:table-cell>
          <table:table-cell office:value-type="float" office:value="1.674" calcext:value-type="float">
            <text:p>1,674</text:p>
          </table:table-cell>
          <table:table-cell office:value-type="float" office:value="27884.7" calcext:value-type="float">
            <text:p>27884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6:41:49.1596473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0:02:16.635569431</meta:creation-date>
    <dc:date>2018-08-10T16:54:36.958743557</dc:date>
    <meta:editing-duration>PT4M43S</meta:editing-duration>
    <meta:editing-cycles>2</meta:editing-cycles>
    <meta:generator>LibreOffice/6.0.5.2$Linux_X86_64 LibreOffice_project/54c8cbb85f300ac59db32fe8a675ff7683cd5a16</meta:generator>
    <meta:document-statistic meta:table-count="3" meta:cell-count="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4cm" style:legend-expansion="high" chart:style-name="ch2"/>
        <chart:plot-area chart:style-name="ch3" table:cell-range-address="IBS.A2:IBS.B10 IBS.B1:IBS.B1" chart:data-source-has-labels="row" svg:x="0.32cm" svg:y="0.18cm" svg:width="13.249cm" svg:height="8.64cm">
          <chartooo:coordinate-region svg:x="1.047cm" svg:y="0.341cm" svg:width="11.872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BS.B2:IBS.B10" chart:label-cell-address="IBS.B1:IBS.B1" chart:class="chart:scatter">
            <chart:domain table:cell-range-address="IBS.A2:IBS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ime</text:p>
                <draw:g>
                  <svg:desc>IBS.B1:IB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IBS.A2:IBS.A10</svg:desc>
                </draw:g>
              </table:table-cell>
              <table:table-cell office:value-type="float" office:value="1.093">
                <text:p>1.093</text:p>
                <draw:g>
                  <svg:desc>IBS.B2:IBS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4cm" style:legend-expansion="high" chart:style-name="ch2"/>
        <chart:plot-area chart:style-name="ch3" table:cell-range-address="RBS.A2:RBS.B10 RBS.B1:RBS.B1" chart:data-source-has-labels="row" svg:x="0.32cm" svg:y="0.18cm" svg:width="13.249cm" svg:height="8.64cm">
          <chartooo:coordinate-region svg:x="1.047cm" svg:y="0.341cm" svg:width="11.872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BS.B2:RBS.B10" chart:label-cell-address="RBS.B1:RBS.B1" chart:class="chart:scatter">
            <chart:domain table:cell-range-address="RBS.A2:RBS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ime</text:p>
                <draw:g>
                  <svg:desc>RBS.B1:RB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RBS.A2:RBS.A10</svg:desc>
                </draw:g>
              </table:table-cell>
              <table:table-cell office:value-type="float" office:value="0.387">
                <text:p>0.387</text:p>
                <draw:g>
                  <svg:desc>RBS.B2:RBS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1.674">
                <text:p>1.6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5cm" xlink:href=".." xlink:type="simple" chart:class="chart:scatter" chart:style-name="ch1">
        <chart:legend chart:legend-position="end" svg:x="13.942cm" svg:y="4.362cm" style:legend-expansion="high" chart:style-name="ch2"/>
        <chart:plot-area chart:style-name="ch3" table:cell-range-address="ILS.A1:ILS.E10" chart:data-source-has-labels="row" svg:x="0.32cm" svg:y="0.21cm" svg:width="13.302cm" svg:height="10.08cm">
          <chartooo:coordinate-region svg:x="1.497cm" svg:y="0.37cm" svg:width="11.476cm" svg:height="9.3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LS.B2:ILS.B10" chart:label-cell-address="ILS.B1:ILS.B1" chart:class="chart:scatter">
            <chart:domain table:cell-range-address="ILS.A2:ILS.A10"/>
            <chart:data-point chart:repeated="9"/>
          </chart:series>
          <chart:series chart:style-name="ch7" chart:values-cell-range-address="ILS.C2:ILS.C10" chart:label-cell-address="ILS.C1:ILS.C1" chart:class="chart:scatter">
            <chart:data-point chart:repeated="9"/>
          </chart:series>
          <chart:series chart:style-name="ch8" chart:values-cell-range-address="ILS.D2:ILS.D10" chart:label-cell-address="ILS.D1:ILS.D1" chart:class="chart:scatter">
            <chart:data-point chart:repeated="9"/>
          </chart:series>
          <chart:series chart:style-name="ch9" chart:values-cell-range-address="ILS.E2:ILS.E10" chart:label-cell-address="ILS.E1:ILS.E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LS</text:p>
                <draw:g>
                  <svg:desc>ILS.B1:ILS.B1</svg:desc>
                </draw:g>
              </table:table-cell>
              <table:table-cell office:value-type="string">
                <text:p>IBS</text:p>
                <draw:g>
                  <svg:desc>ILS.C1:ILS.C1</svg:desc>
                </draw:g>
              </table:table-cell>
              <table:table-cell office:value-type="string">
                <text:p>RBS</text:p>
                <draw:g>
                  <svg:desc>ILS.D1:ILS.D1</svg:desc>
                </draw:g>
              </table:table-cell>
              <table:table-cell office:value-type="string">
                <text:p>RLS</text:p>
                <draw:g>
                  <svg:desc>ILS.E1:IL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ILS.A2:ILS.A10</svg:desc>
                </draw:g>
              </table:table-cell>
              <table:table-cell office:value-type="float" office:value="95.884">
                <text:p>95.884</text:p>
                <draw:g>
                  <svg:desc>ILS.B2:ILS.B10</svg:desc>
                </draw:g>
              </table:table-cell>
              <table:table-cell office:value-type="float" office:value="1.093">
                <text:p>1.093</text:p>
                <draw:g>
                  <svg:desc>ILS.C2:ILS.C10</svg:desc>
                </draw:g>
              </table:table-cell>
              <table:table-cell office:value-type="float" office:value="0.387">
                <text:p>0.387</text:p>
                <draw:g>
                  <svg:desc>ILS.D2:ILS.D10</svg:desc>
                </draw:g>
              </table:table-cell>
              <table:table-cell office:value-type="float" office:value="599.656">
                <text:p>599.656</text:p>
                <draw:g>
                  <svg:desc>ILS.E2:ILS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119.797">
                <text:p>119.797</text:p>
              </table:table-cell>
              <table:table-cell office:value-type="float" office:value="0.33">
                <text:p>0.33</text:p>
              </table:table-cell>
              <table:table-cell office:value-type="float" office:value="0.621">
                <text:p>0.621</text:p>
              </table:table-cell>
              <table:table-cell office:value-type="float" office:value="3008.02">
                <text:p>3008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343.207">
                <text:p>343.207</text:p>
              </table:table-cell>
              <table:table-cell office:value-type="float" office:value="0.454">
                <text:p>0.454</text:p>
              </table:table-cell>
              <table:table-cell office:value-type="float" office:value="0.578">
                <text:p>0.578</text:p>
              </table:table-cell>
              <table:table-cell office:value-type="float" office:value="7251.66">
                <text:p>7251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358.862">
                <text:p>358.862</text:p>
              </table:table-cell>
              <table:table-cell office:value-type="float" office:value="0.602">
                <text:p>0.602</text:p>
              </table:table-cell>
              <table:table-cell office:value-type="float" office:value="0.576">
                <text:p>0.576</text:p>
              </table:table-cell>
              <table:table-cell office:value-type="float" office:value="7456.96">
                <text:p>7456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82.555">
                <text:p>482.555</text:p>
              </table:table-cell>
              <table:table-cell office:value-type="float" office:value="0.413">
                <text:p>0.413</text:p>
              </table:table-cell>
              <table:table-cell office:value-type="float" office:value="0.536">
                <text:p>0.536</text:p>
              </table:table-cell>
              <table:table-cell office:value-type="float" office:value="5315.07">
                <text:p>5315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960.769">
                <text:p>960.769</text:p>
              </table:table-cell>
              <table:table-cell office:value-type="float" office:value="0.757">
                <text:p>0.757</text:p>
              </table:table-cell>
              <table:table-cell office:value-type="float" office:value="0.962">
                <text:p>0.962</text:p>
              </table:table-cell>
              <table:table-cell office:value-type="float" office:value="6721.41">
                <text:p>672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50.37">
                <text:p>1450.37</text:p>
              </table:table-cell>
              <table:table-cell office:value-type="float" office:value="1.004">
                <text:p>1.004</text:p>
              </table:table-cell>
              <table:table-cell office:value-type="float" office:value="1.104">
                <text:p>1.104</text:p>
              </table:table-cell>
              <table:table-cell office:value-type="float" office:value="6905.18">
                <text:p>6905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41.59">
                <text:p>1941.59</text:p>
              </table:table-cell>
              <table:table-cell office:value-type="float" office:value="1.145">
                <text:p>1.145</text:p>
              </table:table-cell>
              <table:table-cell office:value-type="float" office:value="1.328">
                <text:p>1.328</text:p>
              </table:table-cell>
              <table:table-cell office:value-type="float" office:value="10096.3">
                <text:p>1009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4902.03">
                <text:p>4902.03</text:p>
              </table:table-cell>
              <table:table-cell office:value-type="float" office:value="0.97">
                <text:p>0.97</text:p>
              </table:table-cell>
              <table:table-cell office:value-type="float" office:value="1.674">
                <text:p>1.674</text:p>
              </table:table-cell>
              <table:table-cell office:value-type="float" office:value="27884.7">
                <text:p>27884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